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5af678" officeooo:paragraph-rsid="005af67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6edbf" officeooo:paragraph-rsid="0049d3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654d5f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f259" officeooo:paragraph-rsid="00654d5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ead1" officeooo:paragraph-rsid="00654d5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00c6" officeooo:paragraph-rsid="00654d5f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50d28d" officeooo:paragraph-rsid="00654d5f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646a39" officeooo:paragraph-rsid="00646a39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26540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4d615f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426540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officeooo:paragraph-rsid="005af678"/>
    </style:style>
    <style:style style:name="P26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officeooo:paragraph-rsid="00626b74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officeooo:paragraph-rsid="00626b74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15f" officeooo:paragraph-rsid="004d615f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af678" officeooo:paragraph-rsid="005af678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5d1405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5af678" style:font-size-asian="12pt" style:font-size-complex="12pt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rsid="005cbbc3" officeooo:paragraph-rsid="005cbbc3" style:font-size-asian="12pt" style:font-size-complex="12pt"/>
    </style:style>
    <style:style style:name="P35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officeooo:rsid="00626b74" officeooo:paragraph-rsid="00626b74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paragraph-rsid="00426540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d615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bbc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b6655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d615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6540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6655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74b7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6944e2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6a4ca1" style:font-size-asian="12pt" style:font-weight-asian="bold" style:font-size-complex="12pt" style:font-weight-complex="bold"/>
    </style:style>
    <style:style style:name="T34" style:family="text">
      <style:text-properties style:font-name="DejaVu Sans Condensed" fo:font-weight="bold" style:font-weight-asian="bold" style:font-weight-complex="bold"/>
    </style:style>
    <style:style style:name="T35" style:family="text">
      <style:text-properties style:font-name="DejaVu Sans Condensed" officeooo:rsid="004e00c6"/>
    </style:style>
    <style:style style:name="T36" style:family="text">
      <style:text-properties style:font-name="DejaVu Sans Condensed" officeooo:rsid="004e71d9"/>
    </style:style>
    <style:style style:name="T37" style:family="text">
      <style:text-properties officeooo:rsid="00428da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9d3f6" style:font-weight-asian="bold" style:font-weight-complex="bold"/>
    </style:style>
    <style:style style:name="T40" style:family="text">
      <style:text-properties fo:font-weight="bold" officeooo:rsid="00428da7" style:font-weight-asian="bold" style:font-weight-complex="bold"/>
    </style:style>
    <style:style style:name="T41" style:family="text">
      <style:text-properties fo:font-weight="bold" officeooo:rsid="004d0cd5" style:font-weight-asian="bold" style:font-weight-complex="bold"/>
    </style:style>
    <style:style style:name="T42" style:family="text">
      <style:text-properties fo:font-weight="bold" officeooo:rsid="004d615f" style:font-weight-asian="bold" style:font-weight-complex="bold"/>
    </style:style>
    <style:style style:name="T43" style:family="text">
      <style:text-properties fo:font-weight="bold" officeooo:rsid="00654d5f" style:font-weight-asian="bold" style:font-weight-complex="bold"/>
    </style:style>
    <style:style style:name="T44" style:family="text">
      <style:text-properties officeooo:rsid="0049d3f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9ced8" style:font-weight-asian="normal" style:font-weight-complex="normal"/>
    </style:style>
    <style:style style:name="T47" style:family="text">
      <style:text-properties fo:font-weight="normal" officeooo:rsid="00428da7" style:font-weight-asian="normal" style:font-weight-complex="normal"/>
    </style:style>
    <style:style style:name="T48" style:family="text">
      <style:text-properties fo:font-weight="normal" officeooo:rsid="0049d3f6" style:font-weight-asian="normal" style:font-weight-complex="normal"/>
    </style:style>
    <style:style style:name="T49" style:family="text">
      <style:text-properties fo:font-weight="normal" officeooo:rsid="005cbbc3" style:font-weight-asian="normal" style:font-weight-complex="normal"/>
    </style:style>
    <style:style style:name="T50" style:family="text">
      <style:text-properties fo:font-weight="normal" officeooo:rsid="005d1405" style:font-weight-asian="normal" style:font-weight-complex="normal"/>
    </style:style>
    <style:style style:name="T51" style:family="text">
      <style:text-properties fo:font-weight="normal" officeooo:rsid="004e00c6" style:font-weight-asian="normal" style:font-weight-complex="normal"/>
    </style:style>
    <style:style style:name="T52" style:family="text">
      <style:text-properties officeooo:rsid="004e00c6"/>
    </style:style>
    <style:style style:name="T53" style:family="text">
      <style:text-properties officeooo:rsid="004e71d9"/>
    </style:style>
    <style:style style:name="T54" style:family="text">
      <style:text-properties officeooo:rsid="005d1405"/>
    </style:style>
    <style:style style:name="T55" style:family="text">
      <style:text-properties officeooo:rsid="006005be"/>
    </style:style>
    <style:style style:name="T56" style:family="text">
      <style:text-properties officeooo:rsid="005f08b8"/>
    </style:style>
    <style:style style:name="T57" style:family="text">
      <style:text-properties officeooo:rsid="005f5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2">5</text:span><text:span text:style-name="T33">0</text:span><text:span text:style-name="T31">2</text:span><text:span text:style-name="T20"> - </text:span><text:span text:style-name="T21">A/G</text:span><text:span text:style-name="T22"> - </text:span><text:span text:style-name="T23">Cannon</text:span><text:span text:style-name="T24">, </text:span><text:span text:style-name="T25">Bombs, Rockets</text:span></text:p>
      <text:p text:style-name="P1"/>
      <text:p text:style-name="P1">All</text:p>
      <text:list xml:id="list3427158150" text:style-name="L1">
        <text:list-item>
          <text:p text:style-name="P13">Press <text:span text:style-name="T38">B4</text:span> to set <text:span text:style-name="T38">A/G Master Mode</text:span></text:p>
        </text:list-item>
        <text:list-item>
          <text:p text:style-name="P20"><text:span text:style-name="T2">Press </text:span><text:span text:style-name="T17">Lower Gray Hat</text:span><text:span text:style-name="T2"> to </text:span><text:span text:style-name="T17">cycle weapons</text:span></text:p>
        </text:list-item>
      </text:list>
      <text:list xml:id="list1795014340" text:style-name="L2">
        <text:list-item>
          <text:p text:style-name="P14">Selected weapon is shown <text:span text:style-name="T44">on the HUD in English, and </text:span>in the armament panel with lights and letters:</text:p>
          <text:list>
            <text:list-item>
              <text:p text:style-name="P16"><text:span text:style-name="T38">Б</text:span> <text:span text:style-name="T37">=</text:span> bombs</text:p>
            </text:list-item>
            <text:list-item>
              <text:p text:style-name="P16"><text:span text:style-name="T38">УР</text:span> <text:span text:style-name="T37">=</text:span> missiles</text:p>
            </text:list-item>
            <text:list-item>
              <text:p text:style-name="P16"><text:span text:style-name="T38">НРС</text:span> <text:span text:style-name="T37">= </text:span>rockets</text:p>
            </text:list-item>
            <text:list-item>
              <text:p text:style-name="P16"><text:span text:style-name="T38">ВПУ</text:span> <text:span text:style-name="T37">= gun, remaining rounds shown in the l</text:span>ower right of the panel: <text:span text:style-name="T38">К</text:span> <text:span text:style-name="T37">= </text:span>full, <text:span text:style-name="T37">then </text:span><text:span text:style-name="T38">1/2</text:span>, <text:span text:style-name="T38">1/4</text:span></text:p>
            </text:list-item>
            <text:list-item>
              <text:p text:style-name="P17"><text:span text:style-name="T56">Remaining g</text:span>un rounds <text:span text:style-name="T56">are </text:span>also in the bottom right corner of HUD when in gun mode, shown in quarters (4, 3, 2, 1).</text:p>
            </text:list-item>
          </text:list>
        </text:list-item>
        <text:list-item>
          <text:p text:style-name="P18"><text:span text:style-name="T38">Countermeasures</text:span> ... <text:span text:style-name="T38">As needed</text:span> (<text:span text:style-name="T38">Top Hat</text:span> -- F: chaff, B: flares, U: ECM <text:span text:style-name="T57">(if carrying pods)</text:span>, D: IRCM)</text:p>
        </text:list-item>
        <text:list-item>
          <text:p text:style-name="P19"><text:span text:style-name="T51">W</text:span><text:span text:style-name="T45">eapons of the same type fire from the outside in.</text:span></text:p>
        </text:list-item>
      </text:list>
      <text:p text:style-name="P2"/>
      <text:p text:style-name="P3">Cannon</text:p>
      <text:list xml:id="list3281552287" text:style-name="L3">
        <text:list-item>
          <text:p text:style-name="P15">Press <text:span text:style-name="T43">Gray Reset Hat backward</text:span> to <text:span text:style-name="T38">toggle cannon on.</text:span></text:p>
        </text:list-item>
        <text:list-item>
          <text:p text:style-name="P15">Press <text:span text:style-name="T38">Trigger</text:span> to fire. <text:s/><text:span text:style-name="T44">Fires in short bursts</text:span>.</text:p>
        </text:list-item>
      </text:list>
      <text:p text:style-name="P4"/>
      <text:p text:style-name="P5">Unguided bombs</text:p>
      <text:p text:style-name="P8">All</text:p>
      <text:list xml:id="list2074846831" text:style-name="L4">
        <text:list-item>
          <text:p text:style-name="P21"><text:span text:style-name="T29">L</text:span><text:span text:style-name="T17">aunch permission override</text:span><text:span text:style-name="T2"> ... </text:span><text:span text:style-name="T17">Off</text:span><text:span text:style-name="T2"> (not sure exactly how to tell, but "LA" should not be on the HUD until release parameters are met)</text:span></text:p>
        </text:list-item>
        <text:list-item>
          <text:p text:style-name="P22"><text:span text:style-name="T29">Set </text:span><text:span text:style-name="T30">ripple and interval</text:span><text:span text:style-name="T7">. <text:s/></text:span><text:span text:style-name="T3">Weapons Control Panel is in the bottom left corner of instrument panel.</text:span></text:p>
        </text:list-item>
      </text:list>
      <text:list xml:id="list1801708261" text:style-name="L5">
        <text:list-item>
          <text:list>
            <text:list-item>
              <text:p text:style-name="P28">Press <text:span text:style-name="T38">Gray Reset Hat left/right</text:span> to turn <text:span text:style-name="T38">interval knob</text:span> (left side of <text:span text:style-name="T52">W</text:span>eapons <text:span text:style-name="T52">C</text:span>ontrol <text:span text:style-name="T52">P</text:span>anel):</text:p>
              <text:list>
                <text:list-item>
                  <text:p text:style-name="P28"><text:span text:style-name="T38">ЗАЛП</text:span> -- Salvo, release all weapons simultaneously</text:p>
                </text:list-item>
                <text:list-item>
                  <text:p text:style-name="P28"><text:span text:style-name="T38">0.1</text:span> - <text:span text:style-name="T38">0.2</text:span> - <text:span text:style-name="T38">0.3</text:span> - <text:span text:style-name="T38">0.4</text:span> -- Release in intervals of this many seconds</text:p>
                </text:list-item>
                <text:list-item>
                  <text:p text:style-name="P23"><text:span text:style-name="T18">СЕРИЯ КМГУ-МБД</text:span><text:span text:style-name="T3"> -- Special setting for </text:span><text:span text:style-name="T18">KMGU</text:span><text:span text:style-name="T3"> submunitions dispenser and </text:span><text:span text:style-name="T19">MDB-2-67U</text:span><text:span text:style-name="T5"> </text:span><text:span text:style-name="T3">MER, </text:span><text:span text:style-name="T6">opens</text:span><text:span text:style-name="T3"> KMGU </text:span><text:span text:style-name="T6">sequentially </text:span><text:span text:style-name="T3">at 2-second intervals, and </text:span><text:span text:style-name="T6">drops </text:span><text:span text:style-name="T3">MER </text:span><text:span text:style-name="T6">bombs </text:span><text:span text:style-name="T3">at 0.3-second intervals.</text:span></text:p>
                </text:list-item>
              </text:list>
            </text:list-item>
            <text:list-item>
              <text:p text:style-name="P28"><text:span text:style-name="T1">Press </text:span><text:span text:style-name="T34">Gray Reset Hat press</text:span><text:span text:style-name="T1"> to turn </text:span><text:span text:style-name="T34">quantity knob</text:span><text:span text:style-name="T35"> (right side of Weapons Control Panel)</text:span><text:span text:style-name="T1">:</text:span></text:p>
              <text:list>
                <text:list-item>
                  <text:p text:style-name="P29"><text:span text:style-name="T34">ПО 1</text:span><text:span text:style-name="T1"> -- </text:span><text:span text:style-name="T35">Single </text:span><text:span text:style-name="T36">(may only work </text:span><text:span text:style-name="T35">for inner 4 pylons </text:span><text:span text:style-name="T36">for some weapons, </text:span><text:span text:style-name="T35">outer pylons </text:span><text:span text:style-name="T36">may drop in pairs to maintain balance</text:span><text:span text:style-name="T35">)</text:span></text:p>
                </text:list-item>
                <text:list-item>
                  <text:p text:style-name="P29"><text:span text:style-name="T34">ПО 2</text:span><text:span text:style-name="T1"> -- </text:span><text:span text:style-name="T35">Pairs</text:span></text:p>
                </text:list-item>
                <text:list-item>
                  <text:p text:style-name="P29"><text:span text:style-name="T34">ПО 4</text:span><text:span text:style-name="T1"> -- </text:span><text:span text:style-name="T35">Fours</text:span></text:p>
                </text:list-item>
                <text:list-item>
                  <text:p text:style-name="P29"><text:span text:style-name="T34">ВСЕ</text:span><text:span text:style-name="T1"> -- </text:span><text:span text:style-name="T35">All</text:span></text:p>
                </text:list-item>
              </text:list>
            </text:list-item>
          </text:list>
        </text:list-item>
      </text:list>
      <text:p text:style-name="P9"><text:span text:style-name="T46">CCIP bombing </text:span><text:span text:style-name="T53">(with automatic CCRP mode) -- </text:span><text:span text:style-name="T55">No target designated</text:span></text:p>
      <text:list xml:id="list3105079977" text:style-name="L6">
        <text:list-item>
          <text:p text:style-name="P24"><text:span text:style-name="T8">P</text:span><text:span text:style-name="T9">ut the </text:span><text:span text:style-name="T4">pipper on the target and </text:span><text:span text:style-name="T26">hold</text:span><text:span text:style-name="T27"> </text:span><text:span text:style-name="T28">Trigger</text:span><text:span text:style-name="T10"> </text:span><text:span text:style-name="T11">until bomb drops</text:span><text:span text:style-name="T10">.</text:span></text:p>
        </text:list-item>
      </text:list>
      <text:list xml:id="list130720680437473" text:continue-list="list1801708261" text:style-name="L5">
        <text:list-item>
          <text:list>
            <text:list-item>
              <text:p text:style-name="P30">If there's no vertical bomb fall line, <text:span text:style-name="T54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10">CCRP bombing -- <text:span text:style-name="T55">With Shkval target designated</text:span></text:p>
      <text:list xml:id="list756505540" text:style-name="L7">
        <text:list-item>
          <text:p text:style-name="P31">Lock target with Shkval (see steps on other checklist)</text:p>
        </text:list-item>
      </text:list>
      <text:list xml:id="list2370488827" text:style-name="L8">
        <text:list-item>
          <text:list>
            <text:list-item>
              <text:p text:style-name="P25"><text:span text:style-name="T12">Ground lock </text:span><text:span text:style-name="T13">(</text:span><text:span text:style-name="T12">"KC"</text:span><text:span text:style-name="T13">)</text:span><text:span text:style-name="T12"> is ok, target contrast lock </text:span><text:span text:style-name="T13">(</text:span><text:span text:style-name="T12">"AC"</text:span><text:span text:style-name="T13">)</text:span><text:span text:style-name="T12"> </text:span><text:span text:style-name="T14">is not required to use weapons</text:span><text:span text:style-name="T10">.</text:span></text:p>
            </text:list-item>
          </text:list>
        </text:list-item>
      </text:list>
      <text:list xml:id="list130720101454949" text:continue-list="list756505540" text:style-name="L7">
        <text:list-item>
          <text:p text:style-name="P32"><text:span text:style-name="T47">When starting attack run, </text:span><text:span text:style-name="T40">turn on laser</text:span><text:span text:style-name="T47"> </text:span><text:span text:style-name="T48">(</text:span><text:span text:style-name="T39">Pinky Switch press</text:span><text:span text:style-name="T48">)</text:span><text:span text:style-name="T47">.</text:span></text:p>
        </text:list-item>
        <text:list-item>
          <text:p text:style-name="P32"><text:span text:style-name="T47">R</text:span><text:span text:style-name="T48">ange scale will be shown on left side of HUD.</text:span></text:p>
        </text:list-item>
        <text:list-item>
          <text:p text:style-name="P33"><text:span text:style-name="T48">When in range, </text:span><text:span text:style-name="T47">hold </text:span><text:span text:style-name="T40">Trigger</text:span><text:span text:style-name="T47"> to </text:span><text:span text:style-name="T49">enable the </text:span><text:span text:style-name="T50">CCRP</text:span><text:span text:style-name="T49"> path pipper. <text:s/>This should appear just above your flight path marker on the HUD. <text:s/>Fly so the vertical tail of the flight path marker aligns exactly with the pipper.</text:span></text:p>
        </text:list-item>
        <text:list-item>
          <text:p text:style-name="P34"><text:span text:style-name="T49">B</text:span><text:span text:style-name="T45">omb will drop when range scale reaches bottom.</text:span></text:p>
        </text:list-item>
        <text:list-item>
          <text:p text:style-name="P31"><text:span text:style-name="T41">T</text:span><text:span text:style-name="T40">urn o</text:span><text:span text:style-name="T41">ff</text:span><text:span text:style-name="T40"> laser </text:span><text:span text:style-name="T39">(Pinky Switch press)</text:span><text:span text:style-name="T37">.</text:span></text:p>
        </text:list-item>
      </text:list>
      <text:p text:style-name="P11"/>
      <text:p text:style-name="P6">Rockets</text:p>
      <text:list xml:id="list407970218" text:style-name="L9">
        <text:list-item>
          <text:p text:style-name="P26"><text:span text:style-name="T7">Put pipper on the target, </text:span><text:span text:style-name="T15">hold </text:span><text:span text:style-name="T28">Trigger</text:span><text:span text:style-name="T10"> to ripple fire</text:span><text:span text:style-name="T7">.</text:span></text:p>
        </text:list-item>
      </text:list>
      <text:list xml:id="list3842225206" text:style-name="L10">
        <text:list-item>
          <text:list>
            <text:list-item>
              <text:p text:style-name="P27"><text:span text:style-name="T13">Rockets fire very quickly, </text:span><text:span text:style-name="T16">about 1.3 seconds per pod for S-8s,</text:span><text:span text:style-name="T13"> use short bursts.</text:span></text:p>
            </text:list-item>
          </text:list>
        </text:list-item>
      </text:list>
      <text:p text:style-name="P12"/>
      <text:p text:style-name="P7"><text:span text:style-name="T54">K</text:span>MGU submunition dispensers</text:p>
      <text:list xml:id="list3565038155" text:style-name="L11">
        <text:list-item>
          <text:p text:style-name="P35"><text:span text:style-name="T45">Level attack, </text:span><text:span text:style-name="T38">50-150 m</text:span><text:span text:style-name="T45">.</text:span></text:p>
        </text:list-item>
        <text:list-item>
          <text:p text:style-name="P35"><text:span text:style-name="T45">Each dispenser covers about 0.23 nmi (425 m), so two dispensers in special sequence timing (</text:span><text:span text:style-name="T42">СЕРИЯ КМГУ-МБД</text:span><text:span text:style-name="T38">)</text:span><text:span text:style-name="T45"> will cover about 0.46 nmi (850 m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5T13:07:18.792000000</dc:date>
    <meta:editing-duration>PT18H11M19S</meta:editing-duration>
    <meta:editing-cycles>6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541" meta:character-count="2847" meta:non-whitespace-character-count="2382"/>
  </office:meta>
</office:document-meta>
</file>